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ff00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0066ff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66ff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697cm" svg:height="2.585cm" svg:x="2.715cm" svg:y="16.68cm" svg:viewBox="0 0 1698 2586" draw:points="0,2586 928,2586 928,1679 1606,1679 1606,1001 928,1001 928,736 1698,736 1698,0 0,0">
            <text:p/>
          </draw:polygon>
          <draw:path draw:style-name="gr1" draw:text-style-name="P1" draw:layer="layout" svg:width="2.406cm" svg:height="2.585cm" svg:x="4.669cm" svg:y="16.68cm" svg:viewBox="0 0 2407 2586" svg:d="M0 2586h913v-861l422 861h1072l-682-1025c72-20 132-45 180-75 49-29 94-70 138-123 44-54 79-123 108-207 28-83 42-175 42-275 0-153-31-287-94-401-61-114-141-208-240-282-97-75-210-127-337-155-126-29-301-43-526-43h-996zM908 711h67c122 0 205 19 249 55 43 37 65 91 65 163 0 87-34 151-102 194-35 21-108 32-217 32h-62z">
            <text:p/>
          </draw:path>
          <draw:polygon draw:style-name="gr1" draw:text-style-name="P1" draw:layer="layout" svg:width="1.736cm" svg:height="2.585cm" svg:x="7.139cm" svg:y="16.68cm" svg:viewBox="0 0 1737 2586" draw:points="0,0 0,2586 1737,2586 1737,1884 922,1884 922,1615 1640,1615 1640,950 922,950 922,699 1707,699 1707,0">
            <text:p/>
          </draw:polygon>
          <draw:polygon draw:style-name="gr1" draw:text-style-name="P1" draw:layer="layout" svg:width="1.736cm" svg:height="2.585cm" svg:x="9.08cm" svg:y="16.68cm" svg:viewBox="0 0 1737 2586" draw:points="0,2586 1737,2586 1737,1884 922,1884 922,1615 1640,1615 1640,950 922,950 922,699 1707,699 1707,0 0,0">
            <text:p/>
          </draw:polygon>
          <draw:polygon draw:style-name="gr1" draw:text-style-name="P1" draw:layer="layout" svg:width="1.697cm" svg:height="2.585cm" svg:x="11.09cm" svg:y="16.68cm" svg:viewBox="0 0 1698 2586" draw:points="0,2586 928,2586 928,1679 1606,1679 1606,1001 928,1001 928,736 1698,736 1698,0 0,0">
            <text:p/>
          </draw:polygon>
          <draw:path draw:style-name="gr1" draw:text-style-name="P1" draw:layer="layout" svg:width="2.836cm" svg:height="2.714cm" svg:x="12.944cm" svg:y="16.622cm" svg:viewBox="0 0 2837 2715" svg:d="M844 99c-177 65-330 164-461 298-129 134-226 289-289 464-63 176-94 343-94 503 0 199 38 389 113 569 52 126 131 245 237 358s233 205 381 277c200 98 428 147 685 147 425 0 768-127 1029-380 261-254 392-579 392-974 0-398-130-724-388-978-259-255-599-383-1019-383-213 0-408 33-586 99zM1751 995c90 95 134 219 134 373 0 143-44 261-134 353-89 91-202 136-337 136-133 0-244-44-332-133-87-89-130-205-130-347 0-159 44-286 134-382 90-95 202-143 333-143 132 0 243 48 332 143z">
            <text:p/>
          </draw:path>
          <draw:path draw:style-name="gr1" draw:text-style-name="P1" draw:layer="layout" svg:width="2.405cm" svg:height="2.585cm" svg:x="15.989cm" svg:y="16.68cm" svg:viewBox="0 0 2406 2586" svg:d="M0 0v2586h913v-861l422 861h1071l-681-1025c72-20 132-46 180-75 48-30 94-70 138-123 43-54 79-123 107-207 29-83 43-175 43-275 0-153-31-287-94-401-61-114-141-208-240-282-98-75-210-127-337-155-126-29-301-43-526-43zM975 711c122 0 205 19 249 55 43 37 65 91 65 163 0 87-34 151-102 194-36 21-108 32-218 32h-61v-444z">
            <text:p/>
          </draw:path>
          <draw:polygon draw:style-name="gr1" draw:text-style-name="P1" draw:layer="layout" svg:width="3.486cm" svg:height="2.585cm" svg:x="18.312cm" svg:y="16.68cm" svg:viewBox="0 0 3487 2586" draw:points="437,0 0,2586 904,2586 1051,1206 1460,2586 2009,2586 2453,1206 2574,2586 3487,2586 3076,0 2114,0 1745,1255 1386,0">
            <text:p/>
          </draw:polygon>
        </draw:g>
        <draw:path draw:style-name="gr2" draw:text-style-name="P2" draw:layer="layout" svg:width="15.238cm" svg:height="15.239cm" svg:x="4.638cm" svg:y="1.058cm" svg:viewBox="0 0 15239 15240" svg:d="M15239 7620c0 1338-352 2653-1020 3811-669 1158-1631 2119-2789 2788s-2472 1021-3809 1021c-1338 0-2654-352-3812-1021s-2120-1630-2788-2788-1021-2473-1021-3811 353-2652 1021-3809c668-1159 1630-2121 2788-2790s2474-1021 3812-1021c1337 0 2651 352 3809 1021s2121 1631 2789 2790c669 1157 1020 2471 1020 3809z">
          <text:p/>
        </draw:path>
        <draw:g>
          <draw:path draw:style-name="gr1" draw:text-style-name="P1" draw:layer="layout" svg:width="3.901cm" svg:height="7.784cm" svg:x="8.522cm" svg:y="4.786cm" svg:viewBox="0 0 3902 7785" svg:d="M3902 2034c-110-68-222-102-340-102-126 0-224 32-296 98-70 60-120 152-150 272-18 74-30 226-34 456h820v1887h-804v3140h-2432v-3140h-666v-1887h666c2-744 60-1278 170-1598 112-322 336-596 670-820 336-226 768-340 1294-340 334 0 702 46 1102 136z">
            <text:p/>
          </draw:path>
          <draw:path draw:style-name="gr1" draw:text-style-name="P1" draw:layer="layout" svg:width="3.901cm" svg:height="7.784cm" svg:x="12.094cm" svg:y="4.786cm" svg:viewBox="0 0 3902 7785" svg:d="M3902 2034c-110-68-222-102-340-102-126 0-224 32-296 98-70 60-120 152-150 272-18 74-30 226-34 456h820v1887h-804v3140h-2432v-3140h-666v-1887h666c2-744 60-1278 170-1598 112-322 336-596 670-820 336-226 768-340 1294-340 334 0 702 46 1102 136z">
            <text:p/>
          </draw:path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17cm" fo:margin-bottom="0.717cm" fo:margin-left="0.717cm" fo:margin-right="0.717cm" fo:page-width="25.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10-22T17:16:00.453000000</dc:date>
    <meta:editing-duration>PT38M20S</meta:editing-duration>
    <meta:editing-cycles>2</meta:editing-cycles>
    <meta:generator>LibreOffice/6.4.4.2$Windows_X86_64 LibreOffice_project/3d775be2011f3886db32dfd395a6a6d1ca2630ff</meta:generator>
    <meta:document-statistic meta:object-count="13"/>
  </office:meta>
</office:document-meta>
</file>